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4712e"/>
    </style:style>
    <style:style style:name="P2" style:family="paragraph" style:parent-style-name="Standard">
      <style:text-properties officeooo:paragraph-rsid="0004bb1a"/>
    </style:style>
    <style:style style:name="P3" style:family="paragraph" style:parent-style-name="Standard">
      <style:text-properties fo:color="#c9211e" loext:opacity="100%"/>
    </style:style>
    <style:style style:name="P4" style:family="paragraph" style:parent-style-name="Standard">
      <style:text-properties fo:color="#c9211e" loext:opacity="100%" officeooo:paragraph-rsid="0004712e"/>
    </style:style>
    <style:style style:name="P5" style:family="paragraph" style:parent-style-name="Standard" style:list-style-name="L1">
      <style:text-properties officeooo:paragraph-rsid="0004712e"/>
    </style:style>
    <style:style style:name="P6" style:family="paragraph" style:parent-style-name="Standard" style:list-style-name="L1">
      <style:text-properties fo:color="#c9211e" loext:opacity="100%" officeooo:paragraph-rsid="0004712e"/>
    </style:style>
    <style:style style:name="P7" style:family="paragraph" style:parent-style-name="Standard" style:list-style-name="L2">
      <style:text-properties officeooo:paragraph-rsid="00094c77"/>
    </style:style>
    <style:style style:name="P8" style:family="paragraph" style:parent-style-name="Standard">
      <style:text-properties officeooo:paragraph-rsid="00094c77"/>
    </style:style>
    <style:style style:name="T1" style:family="text">
      <style:text-properties fo:color="#c9211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Làm việc với GitHub </text:p>
      <text:p text:style-name="Standard"><text:a xlink:type="simple" xlink:href="https://www.freecodecamp.org/news/the-beginners-guide-to-git-github/" text:style-name="Internet_20_link" text:visited-style-name="Visited_20_Internet_20_Link">https://www.freecodecamp.org/news/the-beginners-guide-to-git-github/</text:a></text:p>
      <text:p text:style-name="Standard"><text:a xlink:type="simple" xlink:href="https://github.com/git-ecosystem/git-credential-manager/blob/main/README.md" text:style-name="Internet_20_link" text:visited-style-name="Visited_20_Internet_20_Link"/></text:p>
      <text:p text:style-name="Standard">Để có thể PUSH từ máy trạm lên GitHub: </text:p>
      <text:p text:style-name="Standard"><text:a xlink:type="simple" xlink:href="https://github.com/git-ecosystem/git-credential-manager/blob/main/README.md" text:style-name="Internet_20_link" text:visited-style-name="Visited_20_Internet_20_Link">https://github.com/git-ecosystem/git-credential-manager/blob/main/README.md</text:a></text:p>
      <text:p text:style-name="Standard">Xem cách cài đặt:</text:p>
      <text:p text:style-name="P3">Git Credential Manager</text:p>
      <text:p text:style-name="Standard">Từ đây dẫn tới <text:a xlink:type="simple" xlink:href="https://github.com/git-ecosystem/git-credential-manager/blob/release/docs/install.md" text:style-name="Internet_20_link" text:visited-style-name="Visited_20_Internet_20_Link">installation instructions</text:a> như bên dưới</text:p>
      <text:p text:style-name="Standard"/>
      <text:p text:style-name="Standard"><text:a xlink:type="simple" xlink:href="https://github.com/git-ecosystem/git-credential-manager/blob/release/docs/install.md" text:style-name="Internet_20_link" text:visited-style-name="Visited_20_Internet_20_Link">https://github.com/git-ecosystem/git-credential-manager/blob/release/docs/install.md</text:a> </text:p>
      <text:p text:style-name="P2">Tải về <text:a xlink:type="simple" xlink:href="https://github.com/GitCredentialManager/git-credential-manager/releases/latest" text:style-name="Internet_20_link" text:visited-style-name="Visited_20_Internet_20_Link">Debian package</text:a> theo trang </text:p>
      <text:p text:style-name="P2"><text:a xlink:type="simple" xlink:href="https://github.com/git-ecosystem/git-credential-manager/releases/tag/v2.0.935" text:style-name="Internet_20_link" text:visited-style-name="Visited_20_Internet_20_Link">https://github.com/git-ecosystem/git-credential-manager/releases/tag/v2.0.935</text:a></text:p>
      <text:p text:style-name="P2">Đây là Debian package thời điểm 09/03/2023: <text:a xlink:type="simple" xlink:href="https://github.com/git-ecosystem/git-credential-manager/releases/download/v2.0.935/gcm-linux_amd64.2.0.935.deb" text:style-name="Internet_20_link" text:visited-style-name="Visited_20_Internet_20_Link">gcm-linux_amd64.2.0.935.deb</text:a></text:p>
      <text:p text:style-name="P2">Cài đặt xong Debian package thì dùng lệnh bên dưới để cài: </text:p>
      <text:p text:style-name="P4">git-credential-manager configure</text:p>
      <text:p text:style-name="P1"/>
      <text:p text:style-name="P1">Sau đó dùng chuỗi lệnh theo hướng dẫn ở link này: </text:p>
      <text:p text:style-name="P1"><text:a xlink:type="simple" xlink:href="https://www.freecodecamp.org/news/the-beginners-guide-to-git-github/" text:style-name="Internet_20_link" text:visited-style-name="Visited_20_Internet_20_Link">https://www.freecodecamp.org/news/the-beginners-guide-to-git-github/</text:a></text:p>
      <text:list xml:id="list652882519" text:style-name="L1">
        <text:list-item>
          <text:p text:style-name="P5"><text:span text:style-name="T1">cd</text:span> [Tên thư mục ở máy trạm] để đứng ở thư mục máy trạm được clone về </text:p>
        </text:list-item>
        <text:list-item>
          <text:p text:style-name="P5"><text:span text:style-name="T1">git status</text:span> để xem (các) tệp nào đã bị/được sửa </text:p>
        </text:list-item>
        <text:list-item>
          <text:p text:style-name="P5"><text:span text:style-name="T1">git add [tên tệp] [tên tệp]</text:span> để thêm (các) tệp muốn tải lên </text:p>
        </text:list-item>
        <text:list-item>
          <text:p text:style-name="P6">git commit -m “[Giải thích đã làm vì với tệp muốn tải lên]”</text:p>
        </text:list-item>
        <text:list-item>
          <text:p text:style-name="P5"><text:span text:style-name="T1">git remote</text:span> để đẩy - Push (các) tệp đã sửa lên Git, hầu hết máy chủ có tên ‘origin’</text:p>
        </text:list-item>
        <text:list-item>
          <text:p text:style-name="P5"><text:span text:style-name="T1">git push origin master</text:span> để đẩy - Push (các) tệp đã sửa lên máy chủ tên ‘origin’ (nó sẽ sử dụng Git Credential Manage để cho phép đẩy lên)</text:p>
        </text:list-item>
        <text:list-item>
          <text:p text:style-name="P5">Lên GitHub xem và sẽ thấy các thay đổi ở các tệp dưới máy trạm được cập nhật</text:p>
        </text:list-item>
      </text:list>
      <text:p text:style-name="P8">Lưu ý khi làm việc với các tệp: </text:p>
      <text:list xml:id="list2714693114" text:style-name="L2">
        <text:list-item>
          <text:p text:style-name="P7">Tên tệp không nên có dấu trống </text:p>
        </text:list-item>
        <text:list-item>
          <text:p text:style-name="P7">Nên làm với từng tệp một, vì dễ bị nhầm phần giải thích ở lệnh git commit -m </text:p>
        </text:list-item>
      </text:list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 CJK JP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 CJK JP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 CJK JP" fo:font-family="'Noto Sans CJK JP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 CJK JP" fo:font-family="'Noto Sans CJK JP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 CJK JP" fo:font-family="'Noto Sans CJK JP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 CJK JP" fo:font-family="'Noto Sans CJK JP'" style:font-family-generic="swiss"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9:24:32.240124969</meta:creation-date>
    <dc:date>2023-03-10T08:44:40.012631628</dc:date>
    <meta:editing-duration>PT24M28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34" meta:character-count="1446" meta:non-whitespace-character-count="1234"/>
  </office:meta>
</office:document-meta>
</file>